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72cm"/>
    </style:style>
    <style:style style:name="ro1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iz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720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720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720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720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7100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7050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720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7200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700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7200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t" fo:country="B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12:40:43.365911754</meta:creation-date>
    <dc:date>2022-06-18T13:05:52.471987819</dc:date>
    <meta:editing-duration>PT25M7S</meta:editing-duration>
    <meta:editing-cycles>4</meta:editing-cycles>
    <meta:generator>LibreOffice/7.3.4.2$Linux_X86_64 LibreOffice_project/30$Build-2</meta:generator>
    <meta:document-statistic meta:table-count="1" meta:cell-count="22" meta:object-count="0"/>
  </office:meta>
</office:document-meta>
</file>